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263d" officeooo:paragraph-rsid="00057bb0"/>
    </style:style>
    <style:style style:name="P2" style:family="paragraph" style:parent-style-name="Standard">
      <style:text-properties officeooo:rsid="00057bb0" officeooo:paragraph-rsid="00057bb0"/>
    </style:style>
    <style:style style:name="T1" style:family="text">
      <style:text-properties officeooo:rsid="00057bb0"/>
    </style:style>
    <style:style style:name="T2" style:family="text">
      <style:text-properties fo:font-weight="bold" officeooo:rsid="00057bb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7bb0" style:font-weight-asian="normal" style:font-weight-complex="normal"/>
    </style:style>
    <style:style style:name="T5" style:family="text">
      <style:text-properties fo:font-weight="normal" officeooo:rsid="0007591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1959, <text:a xlink:type="simple" xlink:href="https://en.wikipedia.org/wiki/Arthur_Samuel">Arthur Samuel</text:a> defined machine learning as a "Field of study that gives computers the ability to learn without being explicitly programmed"</text:p>
      <text:p text:style-name="Standard"/>
      <text:p text:style-name="P1">Machine Learning is a subfield of computer science that studies and develops algorithms in order to find new structures or rules on which some given data is based. <text:span text:style-name="T1">These datasets can be labeled or unlabeled. In labeled datasets, each sample (n-dimensional) has </text:span><text:span text:style-name="T2">attached</text:span><text:span text:style-name="T1"> </text:span><text:span text:style-name="T2"><text:s/></text:span><text:span text:style-name="T4">a “right answer”. With this kind of dataset, the computer evolve its rule/model using some measure of similarity (e.g. Mean-Squared Error) between the current predictions and the corresponding labels. These algorithms are called supervised learning algorithms.</text:span></text:p>
      <text:p text:style-name="P2"><text:span text:style-name="T4">W</text:span><text:span text:style-name="T3">hen using unlabeled datasets, the computer doesn't have a “right answer” to compare its output with and thus has to evolve based on some heuristic, such as maximization of </text:span><text:span text:style-name="T5">uncorrelatedness in the case of Principal Component Analysi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4:48:03.876316959</meta:creation-date>
    <dc:date>2016-03-28T15:29:51.267378270</dc:date>
    <meta:editing-duration>PT8M16S</meta:editing-duration>
    <meta:editing-cycles>1</meta:editing-cycles>
    <meta:document-statistic meta:table-count="0" meta:image-count="0" meta:object-count="0" meta:page-count="1" meta:paragraph-count="3" meta:word-count="139" meta:character-count="912" meta:non-whitespace-character-count="775"/>
    <meta:generator>LibreOffice/4.2.8.2$Linux_X86_64 LibreOffice_project/420m0$Build-2</meta:generator>
  </office:meta>
</office:document-meta>
</file>